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dEnum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dEnum.getValueInOtherClassLoader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uedEnum.ValuedEnum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dEnum.compareTo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uedEnum.getEnum( Class enumClass , in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uedEnu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